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0000000017900000011804024012A85E112.png" manifest:media-type="image/png"/>
  <manifest:file-entry manifest:full-path="Pictures/1000020100000102000000C38937BE67016C7A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svg:stroke-color="#000000" draw:fill="solid" draw:fill-color="#111111"/>
    </style:style>
    <style:style style:name="gr5" style:family="graphic" style:parent-style-name="standard">
      <style:graphic-properties draw:stroke="none" draw:fill="solid" draw:fill-color="#ff6347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6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7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8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7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8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9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0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2" style:family="paragraph"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3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000000" loext:opacity="100%" style:font-name="Century" fo:font-size="28pt" style:font-size-asian="28pt" style:font-size-complex="28pt"/>
    </style:style>
    <style:style style:name="T3" style:family="text">
      <style:text-properties fo:color="#000000" loext:opacity="100%" style:font-name="Papyrus" fo:font-size="28pt" style:font-size-asian="28pt" style:font-size-complex="28pt"/>
    </style:style>
    <style:style style:name="T4" style:family="text">
      <style:text-properties fo:color="#ffffff" loext:opacity="100%" style:font-name="Calibr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-0.036cm" svg:y="-0.036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1" draw:text-style-name="P1" draw:layer="layout" svg:width="56.726cm" svg:height="52.74cm" svg:x="-0.001cm" svg:y="-0.001cm" svg:viewBox="0 0 56727 52741" draw:points="0,52741 56727,52741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4" draw:text-style-name="P3" draw:layer="layout" svg:width="43.992cm" svg:height="41.778cm" svg:x="6.208cm" svg:y="5.221cm" svg:viewBox="0 0 43993 41779" draw:points="0,41779 43993,4177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.036cm" svg:height="41.522cm" svg:x="6.208cm" svg:y="5.221cm" svg:viewBox="0 0 37 41523" draw:points="0,41523 37,41523 37,0 0,0">
          <text:p/>
        </draw:polygon>
        <draw:polygon draw:style-name="gr1" draw:text-style-name="P1" draw:layer="layout" svg:width="0.035cm" svg:height="41.522cm" svg:x="50.165cm" svg:y="5.221cm" svg:viewBox="0 0 36 41523" draw:points="0,41523 36,41523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3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3" draw:text-style-name="P3" draw:layer="layout" svg:width="56.691cm" svg:height="8.749cm" svg:x="0cm" svg:y="5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4" draw:text-style-name="P3" draw:layer="layout" svg:width="56.726cm" svg:height="6.033cm" svg:x="0.104cm" svg:y="46.669cm" svg:viewBox="0 0 56727 6034" draw:points="0,6034 56727,6034 56727,0 0,0">
          <text:p/>
        </draw:polygon>
        <draw:polygon draw:style-name="gr1" draw:text-style-name="P1" draw:layer="layout" svg:width="56.726cm" svg:height="0.036cm" svg:x="0.035cm" svg:y="46.601cm" svg:viewBox="0 0 56727 37" draw:points="0,37 56727,37 56727,0 0,0">
          <text:p/>
        </draw:polygon>
        <draw:polygon draw:style-name="gr1" draw:text-style-name="P1" draw:layer="layout" svg:width="56.726cm" svg:height="0.035cm" svg:x="0.035cm" svg:y="52.599cm" svg:viewBox="0 0 56727 36" draw:points="0,36 56727,36 56727,0 0,0">
          <text:p/>
        </draw:polygon>
        <draw:polygon draw:style-name="gr1" draw:text-style-name="P1" draw:layer="layout" svg:width="0.035cm" svg:height="6.033cm" svg:x="0.035cm" svg:y="46.601cm" svg:viewBox="0 0 36 6034" draw:points="0,6034 36,6034 36,0 0,0">
          <text:p/>
        </draw:polygon>
        <draw:polygon draw:style-name="gr1" draw:text-style-name="P1" draw:layer="layout" svg:width="0.035cm" svg:height="6.033cm" svg:x="56.726cm" svg:y="46.601cm" svg:viewBox="0 0 36 6034" draw:points="0,6034 36,6034 36,0 0,0">
          <text:p/>
        </draw:polygon>
        <draw:path draw:style-name="gr1" draw:text-style-name="P1" draw:layer="layout" svg:width="3.87cm" svg:height="0.399cm" svg:x="26.474cm" svg:y="49.418cm" svg:viewBox="0 0 3871 400" svg:d="M301 122c0 37-12 66-36 88-24 21-56 32-98 32h-114v153h-53v-390h164c43 0 77 10 101 31 24 20 36 49 36 86zM248 123c0-50-30-75-91-75h-104v153h107c58 0 88-26 88-78zM383 395v-390h52v390zM533 395v-390h295v43h-242v125h226v42h-226v137h253v43zM1244 195c0 40-7 76-23 107-16 30-38 53-66 69-29 16-62 24-100 24h-145v-390h128c66 0 117 17 153 50s53 80 53 140zM1192 195c0-48-14-85-40-110-27-25-65-37-115-37h-74v304h86c29 0 54-6 75-18 22-13 39-31 50-54 12-25 18-53 18-85zM1808 195c0 40-7 76-23 107-16 30-38 53-66 69-29 16-62 24-100 24h-145v-390h128c66 0 117 17 153 50 35 33 53 80 53 140zM1755 195c0-48-13-85-39-110-27-25-65-37-115-37h-74v304h86c29 0 54-6 75-18 22-13 38-31 50-54 12-25 17-53 17-85zM1881 395v-390h295v43h-242v125h225v42h-225v137h253v43zM2716 122c0 37-12 66-36 88-24 21-57 32-98 32h-115v153h-53v-390h165c43 0 77 10 101 31 24 20 36 49 36 86zM2663 123c0-50-30-75-91-75h-105v153h107c59 0 89-26 89-78zM3025 395l-44-114h-177l-45 114h-54l158-390h60l156 390zM2892 45l-2 8c-5 15-11 35-21 59l-49 127h145l-50-128c-5-13-10-27-15-43zM3109 197c0-62 16-111 50-146 34-34 81-51 143-51 42 0 77 7 104 21 27 15 48 38 63 70l-51 15c-11-22-26-38-45-48-20-10-44-15-73-15-44 0-79 13-102 40-24 27-36 65-36 114 0 50 13 89 38 118 25 28 60 42 104 42 26 0 49-4 71-11 22-8 40-19 53-32v-71h-115v-44h164v135c-21 21-46 37-76 49-29 11-62 17-97 17-41 0-76-8-105-24s-52-40-67-70c-16-31-23-67-23-109zM3565 395v-390h295v43h-242v125h225v42h-225v137h253v43z">
          <text:p/>
        </draw:path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s-64 37-110 37h-128v171h-59v-438h183c49 0 87 11 114 34s41 56 41 98zM278 162c0-56-34-85-102-85h-117v173h120c66 0 99-29 99-88zM421 468v-258c0-24-1-50-2-79h52c2 39 3 62 3 69h1c9-29 19-49 31-59s28-16 49-16c7 0 15 1 23 4v51c-8-2-18-3-30-3-23 0-41 9-53 29s-19 49-19 86v176zM679 311c0 40 8 69 24 90s40 31 70 31c24 0 44-5 58-14 15-10 25-22 30-37l49 14c-20 53-66 79-137 79-50 0-87-15-113-44-26-30-39-74-39-133 0-55 13-98 39-127 26-30 63-45 111-45 99 0 148 60 148 179v7zM861 268c-3-35-12-61-27-77s-36-24-64-24c-27 0-48 9-64 27s-25 42-26 74zM731 94v-6l67-88h64v8l-103 86zM1208 468v-214c0-22-2-39-6-51-5-12-11-21-21-26-9-6-23-9-41-9-27 0-48 9-64 28-16 18-24 44-24 76v196h-55v-265c0-39-1-63-2-72h53c0 1 0 4 0 9 1 5 1 10 1 16 1 6 1 17 1 33h1c13-23 28-40 44-49 17-10 38-15 63-15 37 0 64 9 81 28 17 18 26 48 26 90v225zM1638 299c0 60-13 103-39 132-25 29-63 43-112 43s-86-15-111-45c-25-29-38-72-38-130 0-116 50-174 150-174 52 0 90 14 114 43 24 28 36 72 36 131zM1579 299c0-46-6-80-20-101s-37-31-69-31c-33 0-57 10-71 32-15 21-22 54-22 100 0 45 7 78 21 100 15 23 37 34 68 34 34 0 58-11 72-32 14-22 21-55 21-102zM1909 468v-214c0-32-5-54-14-67-9-12-25-19-48-19-24 0-42 9-56 28-14 18-21 43-21 76v196h-56v-265c0-39 0-63-1-72h52c1 1 1 4 1 9s0 10 1 16c0 6 1 17 1 33 13-24 26-40 42-50 15-9 34-14 57-14 25 0 45 5 60 15 15 11 25 27 31 49h1c11-23 25-39 42-49 16-10 36-15 60-15 34 0 59 9 75 28 15 18 23 48 23 90v225h-55v-214c0-32-5-54-14-67-9-12-25-19-49-19s-43 9-57 28c-14 18-20 43-20 76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8v-288h54v438zM740 270c0 59-13 102-39 131s-63 43-112 43-86-15-112-45c-25-29-38-72-38-129 0-117 51-175 151-175 52 0 89 14 113 43 25 28 37 72 37 132zM681 270c0-47-7-81-21-102-13-21-36-31-69-31-32 0-56 10-71 32-14 21-21 54-21 101 0 44 7 77 21 99 15 23 37 34 68 34 33 0 57-11 72-32 14-22 21-55 21-101zM1010 438v-214c0-32-4-54-13-67-9-12-25-19-48-19-24 0-43 9-56 28-14 18-21 43-21 76v196h-56v-265c0-39 0-63-1-72h52c0 1 1 4 1 9s0 10 1 16c0 6 0 17 1 33 12-24 26-40 42-50 15-9 34-14 56-14 26 0 46 5 61 15 15 11 25 27 30 49h1c12-23 26-39 43-49 16-10 36-15 59-15 34 0 59 9 74 28 16 18 23 48 23 90v225h-55v-214c0-32-4-54-13-67-9-12-25-19-49-19s-43 9-56 28c-14 18-21 43-21 76v196z">
          <text:p/>
        </draw:path>
        <draw:polygon draw:style-name="gr1" draw:text-style-name="P1" draw:layer="layout" svg:width="10.972cm" svg:height="1.412cm" svg:x="16.227cm" svg:y="24.376cm" svg:viewBox="0 0 10973 1413" draw:points="0,1413 10973,1413 10973,0 0,0">
          <text:p/>
        </draw:polygon>
        <draw:polygon draw:style-name="gr1" draw:text-style-name="P1" draw:layer="layout" svg:width="10.972cm" svg:height="0.036cm" svg:x="16.227cm" svg:y="24.376cm" svg:viewBox="0 0 10973 37" draw:points="0,37 10973,37 10973,0 0,0">
          <text:p/>
        </draw:polygon>
        <draw:polygon draw:style-name="gr1" draw:text-style-name="P1" draw:layer="layout" svg:width="10.972cm" svg:height="0.036cm" svg:x="16.227cm" svg:y="25.752cm" svg:viewBox="0 0 10973 37" draw:points="0,37 10973,37 10973,0 0,0">
          <text:p/>
        </draw:polygon>
        <draw:polygon draw:style-name="gr1" draw:text-style-name="P1" draw:layer="layout" svg:width="0.036cm" svg:height="1.412cm" svg:x="16.227cm" svg:y="24.376cm" svg:viewBox="0 0 37 1413" draw:points="0,1413 37,1413 37,0 0,0">
          <text:p/>
        </draw:polygon>
        <draw:polygon draw:style-name="gr1" draw:text-style-name="P1" draw:layer="layout" svg:width="0.036cm" svg:height="1.412cm" svg:x="27.163cm" svg:y="24.376cm" svg:viewBox="0 0 37 1413" draw:points="0,1413 37,1413 37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3.142cm" svg:height="6.033cm" svg:x="16.51cm" svg:y="30.691cm" svg:viewBox="0 0 23143 6034" draw:points="0,6034 23143,6034 23143,0 0,0">
          <text:p/>
        </draw:polygon>
        <draw:polygon draw:style-name="gr1" draw:text-style-name="P1" draw:layer="layout" svg:width="23.142cm" svg:height="0.035cm" svg:x="16.51cm" svg:y="30.691cm" svg:viewBox="0 0 23143 36" draw:points="0,36 23143,36 23143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olygon draw:style-name="gr1" draw:text-style-name="P1" draw:layer="layout" svg:width="0.035cm" svg:height="6.033cm" svg:x="16.51cm" svg:y="30.691cm" svg:viewBox="0 0 36 6034" draw:points="0,6034 36,6034 36,0 0,0">
          <text:p/>
        </draw:polygon>
        <draw:polygon draw:style-name="gr1" draw:text-style-name="P1" draw:layer="layout" svg:width="0.036cm" svg:height="6.033cm" svg:x="39.616cm" svg:y="30.691cm" svg:viewBox="0 0 37 6034" draw:points="0,6034 37,6034 37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3" draw:text-style-name="P3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5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3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3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frame draw:style-name="gr6" draw:text-style-name="P5" draw:layer="layout" svg:width="56.797cm" svg:height="8.749cm" svg:x="-0.07cm" svg:y="5.251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7" draw:text-style-name="P7" draw:layer="layout" svg:width="10.5cm" svg:height="1.25cm" svg:x="26.5cm" svg:y="21cm">
          <text:p text:style-name="P6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8.25cm" svg:height="5.25cm" svg:x="0cm" svg:y="0cm">
          <draw:image xlink:href="Pictures/1000020100000102000000C38937BE67016C7A60.png" xlink:type="simple" xlink:show="embed" xlink:actuate="onLoad" draw:mime-type="image/png">
            <text:p/>
          </draw:image>
        </draw:frame>
        <draw:custom-shape draw:style-name="gr7" draw:text-style-name="P7" draw:layer="layout" svg:width="10.5cm" svg:height="1.25cm" svg:x="12cm" svg:y="21cm">
          <text:p text:style-name="P6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3.75cm" svg:height="2.25cm" svg:x="17.24cm" svg:y="14.5cm">
          <text:p text:style-name="P8"><text:span text:style-name="T2">Allez plus que quelques minutes avant de nous rejoindre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5cm" svg:height="1.25cm" svg:x="12.25cm" svg:y="23cm">
          <text:p text:style-name="P6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7.5cm" svg:height="1.25cm" svg:x="23.5cm" svg:y="23cm">
          <text:p text:style-name="P6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5.5cm" svg:height="1.25cm" svg:x="12.75cm" svg:y="26cm">
          <text:p text:style-name="P6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8cm" svg:height="0.75cm" svg:x="10cm" svg:y="29.75cm">
          <text:p text:style-name="P6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4cm" svg:y="37.25cm">
          <text:p text:style-name="P6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035cm" svg:height="6.033cm" svg:x="56.656cm" svg:y="46.57cm" svg:viewBox="0 0 36 6034" draw:points="0,6034 36,6034 36,0 0,0">
          <text:p/>
        </draw:polygon>
        <draw:frame draw:style-name="gr6" draw:text-style-name="P5" draw:layer="layout" svg:width="10.566cm" svg:height="5.916cm" svg:x="46.16cm" svg:y="46.651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13" draw:text-style-name="P11" draw:layer="layout" svg:width="6.25cm" svg:height="0.75cm" svg:x="9.75cm" svg:y="47.956cm">
          <text:p text:style-name="P10"><text:span text:style-name="T4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4cm" svg:height="0.75cm" svg:x="13.75cm" svg:y="47.952cm">
          <text:p text:style-name="P10"><text:span text:style-name="T4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3" draw:layer="layout" svg:width="40.726cm" svg:height="0.75cm" svg:x="16cm" svg:y="47.952cm">
          <text:p text:style-name="P12"><text:span text:style-name="T4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1" draw:layer="layout" svg:width="25.25cm" svg:height="0.75cm" svg:x="16cm" svg:y="47.952cm">
          <text:p text:style-name="P10"><text:span text:style-name="T4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1" draw:layer="layout" svg:width="6.25cm" svg:height="0.75cm" svg:x="9.75cm" svg:y="49.456cm">
          <text:p text:style-name="P10"><text:span text:style-name="T4">Lie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2cm" svg:height="0.75cm" svg:x="9.75cm" svg:y="49.456cm">
          <text:p text:style-name="P10"><text:span text:style-name="T4">Lien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7.75cm" svg:height="0.75cm" svg:x="9.75cm" svg:y="49.456cm">
          <text:p text:style-name="P12"><text:span text:style-name="T4">Liens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3.25cm" svg:height="1.25cm" svg:x="4.5cm" svg:y="50.706cm">
          <draw:image xlink:href="Pictures/100000000000017900000011804024012A85E112.png" xlink:type="simple" xlink:show="embed" xlink:actuate="onLoad" draw:mime-type="image/png">
            <text:p/>
          </draw:image>
        </draw:frame>
        <draw:frame draw:style-name="gr6" draw:text-style-name="P5" draw:layer="layout" svg:width="33.25cm" svg:height="1.25cm" svg:x="4.5cm" svg:y="47.706cm">
          <draw:image xlink:href="Pictures/100000000000017900000011804024012A85E112.png" xlink:type="simple" xlink:show="embed" xlink:actuate="onLoad" draw:mime-type="image/png">
            <text:p/>
          </draw:image>
        </draw:frame>
        <draw:frame draw:style-name="gr6" draw:text-style-name="P5" draw:layer="layout" svg:width="33.25cm" svg:height="1.25cm" svg:x="4.5cm" svg:y="49.206cm">
          <draw:image xlink:href="Pictures/100000000000017900000011804024012A85E11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17T09:03:05.475000000</dc:date>
    <meta:editing-duration>PT7M17S</meta:editing-duration>
    <meta:editing-cycles>3</meta:editing-cycles>
    <meta:generator>LibreOffice/7.0.1.2$Windows_X86_64 LibreOffice_project/7cbcfc562f6eb6708b5ff7d7397325de9e764452</meta:generator>
    <meta:document-statistic meta:object-count="143"/>
  </office:meta>
</office:document-meta>
</file>